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320000002586442A9D93C26879B.jpg" manifest:media-type="image/jpeg"/>
  <manifest:file-entry manifest:full-path="Pictures/10000000000000E1000000E18DF191A3CFB3DF5B.jpg" manifest:media-type="image/jpeg"/>
  <manifest:file-entry manifest:full-path="Pictures/1000000000000125000000AC92F7863171C25D68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adornments="Κανονικά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24.2cm" fo:min-width="18.5cm"/>
    </style:style>
    <style:style style:name="gr2" style:family="graphic" style:parent-style-name="standard">
      <style:graphic-properties draw:fill="solid" draw:fill-color="#168253" draw:textarea-horizontal-align="justify" draw:textarea-vertical-align="middle" draw:auto-grow-height="false" fo:min-height="3cm" fo:min-width="18.5cm"/>
      <style:paragraph-properties style:writing-mode="lr-tb"/>
    </style:style>
    <style:style style:name="gr3" style:family="graphic" style:parent-style-name="standard">
      <style:graphic-properties draw:fill="solid" draw:fill-color="#b4c7dc" draw:textarea-horizontal-align="justify" draw:textarea-vertical-align="middle" draw:auto-grow-height="false" fo:min-height="1cm" fo:min-width="15cm"/>
      <style:paragraph-properties style:writing-mode="lr-tb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.125cm" fo:min-width="0cm"/>
    </style:style>
    <style:style style:name="gr5" style:family="graphic" style:parent-style-name="standard">
      <style:graphic-properties draw:fill="solid" draw:fill-color="#5eb91e" draw:textarea-horizontal-align="justify" draw:textarea-vertical-align="middle" draw:auto-grow-height="false" fo:min-height="0.75cm" fo:min-width="6.25cm"/>
      <style:paragraph-properties style:writing-mode="lr-tb"/>
    </style:style>
    <style:style style:name="gr6" style:family="graphic" style:parent-style-name="standard">
      <style:graphic-properties draw:fill="solid" draw:fill-color="#813709" draw:textarea-horizontal-align="justify" draw:textarea-vertical-align="middle" draw:auto-grow-height="false" fo:min-height="0.75cm" fo:min-width="6.25cm"/>
      <style:paragraph-properties style:writing-mode="lr-tb"/>
    </style:style>
    <style:style style:name="gr7" style:family="graphic" style:parent-style-name="standard">
      <style:graphic-properties draw:fill="solid" draw:fill-color="#acb20c" draw:textarea-horizontal-align="justify" draw:textarea-vertical-align="middle" draw:auto-grow-height="false" fo:min-height="0.75cm" fo:min-width="6.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cm" fo:min-width="3.75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5cm" fo:min-width="4.2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4cm"/>
      <style:paragraph-properties style:writing-mode="lr-tb"/>
    </style:style>
    <style:style style:name="gr12" style:family="graphic" style:parent-style-name="standard">
      <style:graphic-properties svg:stroke-color="#eeeeee" draw:fill="solid" draw:fill-color="#eeeeee" draw:textarea-horizontal-align="justify" draw:textarea-vertical-align="middle" draw:auto-grow-height="false" fo:min-height="0.75cm" fo:min-width="5.25cm"/>
      <style:paragraph-properties style:writing-mode="lr-tb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 fo:min-height="1cm" fo:min-width="3.7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15" style:family="graphic" style:parent-style-name="Αντικείμενο_20_χωρίς_20_γέμισμα_20_και_20_χωρίς_20_γραμμή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168253"/>
      <style:paragraph-properties fo:text-align="center"/>
    </style:style>
    <style:style style:name="P4" style:family="paragraph">
      <loext:graphic-properties draw:fill="solid" draw:fill-color="#b4c7dc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text-align="center"/>
      <style:text-properties fo:font-size="13pt"/>
    </style:style>
    <style:style style:name="P7" style:family="paragraph">
      <loext:graphic-properties draw:fill="solid" draw:fill-color="#b4c7dc"/>
      <style:paragraph-properties fo:text-align="center"/>
      <style:text-properties fo:font-size="13pt"/>
    </style:style>
    <style:style style:name="P8" style:family="paragraph">
      <style:paragraph-properties fo:text-align="center"/>
      <style:text-properties fo:font-size="14pt" fo:font-style="italic"/>
    </style:style>
    <style:style style:name="P9" style:family="paragraph">
      <loext:graphic-properties draw:fill="solid" draw:fill-color="#5eb91e"/>
      <style:paragraph-properties fo:text-align="center"/>
      <style:text-properties fo:font-size="14pt" fo:font-style="italic"/>
    </style:style>
    <style:style style:name="P10" style:family="paragraph">
      <loext:graphic-properties draw:fill="solid" draw:fill-color="#813709"/>
      <style:paragraph-properties fo:text-align="center"/>
      <style:text-properties fo:font-size="14pt" fo:font-style="italic"/>
    </style:style>
    <style:style style:name="P11" style:family="paragraph">
      <loext:graphic-properties draw:fill="solid" draw:fill-color="#acb20c"/>
      <style:paragraph-properties fo:text-align="center"/>
      <style:text-properties fo:font-size="14pt" fo:font-style="italic"/>
    </style:style>
    <style:style style:name="P12" style:family="paragraph">
      <style:paragraph-properties fo:text-align="center"/>
      <style:text-properties fo:font-size="15pt" fo:font-style="italic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5pt" fo:font-style="italic"/>
    </style:style>
    <style:style style:name="P14" style:family="paragraph">
      <style:paragraph-properties fo:text-align="center"/>
      <style:text-properties fo:color="#ff0000" loext:opacity="100%" fo:font-size="11pt" fo:font-style="italic" fo:font-weight="bold"/>
    </style:style>
    <style:style style:name="P15" style:family="paragraph">
      <loext:graphic-properties draw:fill="solid" draw:fill-color="#eeeeee"/>
      <style:paragraph-properties fo:text-align="center"/>
      <style:text-properties fo:color="#ff0000" loext:opacity="100%" loext:color-lum-mod="100%" loext:color-lum-off="0%" fo:font-size="11pt" fo:font-style="italic" fo:font-weight="bold"/>
    </style:style>
    <style:style style:name="P16" style:family="paragraph">
      <loext:graphic-properties draw:fill="solid" draw:fill-color="#cccccc"/>
      <style:paragraph-properties fo:text-align="center"/>
      <style:text-properties style:font-name="Lucida Sans Unicode" fo:font-size="16pt"/>
    </style:style>
    <style:style style:name="T1" style:family="text">
      <style:text-properties fo:font-size="16pt"/>
    </style:style>
    <style:style style:name="T2" style:family="text">
      <style:text-properties fo:font-size="16pt" fo:font-style="italic"/>
    </style:style>
    <style:style style:name="T3" style:family="text">
      <style:text-properties fo:font-size="14pt" fo:font-style="italic"/>
    </style:style>
    <style:style style:name="T4" style:family="text">
      <style:text-properties fo:font-size="15pt" fo:font-style="italic"/>
    </style:style>
    <style:style style:name="T5" style:family="text">
      <style:text-properties fo:color="#ff0000" loext:opacity="100%" fo:font-size="11pt" fo:font-style="italic" fo:font-weight="bold"/>
    </style:style>
    <style:style style:name="T6" style:family="text">
      <style:text-properties style:font-name="Lucida Sans Unicode"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custom-shape draw:style-name="gr1" draw:text-style-name="P1" draw:layer="layout" svg:width="19cm" svg:height="24.45cm" svg:x="1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cm" svg:height="3.25cm" svg:x="1cm" svg:y="1cm">
          <text:p text:style-name="P2">Create Group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5cm" svg:height="1.25cm" svg:x="2.5cm" svg:y="7.25cm">
          <text:p text:style-name="P2">Spor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99cm" svg:height="0.75cm" svg:x="16.75cm" svg:y="7.5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3" draw:text-style-name="P7" draw:layer="layout" svg:width="15.5cm" svg:height="1.25cm" svg:x="2.5cm" svg:y="12cm">
          <text:p text:style-name="P6"><text:span text:style-name="T1">Date: <text:s/></text:span><text:span text:style-name="T2">'0000-00-00'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5cm" svg:height="1.25cm" svg:x="2.5cm" svg:y="16cm">
          <text:p text:style-name="P2">Number of player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5cm" svg:height="1.25cm" svg:x="2.5cm" svg:y="19.25cm">
          <text:p text:style-name="P2">Available Court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0.75cm" svg:x="16.75cm" svg:y="16.25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5" draw:text-style-name="P9" draw:layer="layout" svg:width="6.75cm" svg:height="1cm" svg:x="11.25cm" svg:y="8.5cm">
          <text:p text:style-name="P8"><text:span text:style-name="T3">Football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6.75cm" svg:height="1cm" svg:x="11.25cm" svg:y="9.5cm">
          <text:p text:style-name="P8"><text:span text:style-name="T3">Basketball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75cm" svg:height="1cm" svg:x="11.25cm" svg:y="10.5cm">
          <text:p text:style-name="P8"><text:span text:style-name="T3">Tenni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cm" svg:height="1cm" svg:x="16cm" svg:y="17.25cm">
          <text:p text:style-name="P8"><text:span text:style-name="T3">Max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4.25cm" svg:height="0.75cm" svg:x="2.5cm" svg:y="20.75cm">
          <text:p text:style-name="P12"><text:span text:style-name="T4">Court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75cm" svg:height="0.75cm" svg:x="13.25cm" svg:y="20.75cm">
          <text:p text:style-name="P13"><text:span text:style-name="T4">Court 3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.5cm" svg:height="0.75cm" svg:x="7.75cm" svg:y="20.75cm">
          <text:p text:style-name="P13"><text:span text:style-name="T4">Court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5.75cm" svg:height="1cm" svg:x="12.25cm" svg:y="13.5cm">
          <text:p text:style-name="P14"><text:span text:style-name="T5">Your date is taken!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16" draw:layer="layout" svg:width="4.25cm" svg:height="1.25cm" svg:x="8cm" svg:y="26cm">
          <text:p text:style-name="P2"><text:span text:style-name="T6">Confirm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cm" svg:height="1cm" svg:x="17cm" svg:y="1cm">
          <text:p text:style-name="P2">HOME</text:p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4.333cm" svg:height="3.5cm" svg:x="2.5cm" svg:y="21.75cm">
          <draw:image xlink:href="Pictures/1000000000000320000002586442A9D93C26879B.jpg" xlink:type="simple" xlink:show="embed" xlink:actuate="onLoad" draw:mime-type="image/jpeg">
            <text:p/>
          </draw:image>
        </draw:frame>
        <draw:frame draw:style-name="gr15" draw:text-style-name="P2" draw:layer="layout" svg:width="4.5cm" svg:height="3.655cm" draw:transform="skewX (0.00488692190558412) rotate (0.00506145483078356) translate (7.75cm 21.671cm)">
          <draw:image xlink:href="Pictures/10000000000000E1000000E18DF191A3CFB3DF5B.jpg" xlink:type="simple" xlink:show="embed" xlink:actuate="onLoad" draw:mime-type="image/jpeg">
            <text:p/>
          </draw:image>
        </draw:frame>
        <draw:frame draw:style-name="gr15" draw:text-style-name="P2" draw:layer="layout" svg:width="4.75cm" svg:height="3.64cm" svg:x="13.25cm" svg:y="21.677cm">
          <draw:image xlink:href="Pictures/1000000000000125000000AC92F7863171C25D6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adornments="Κανονικά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4T17:30:18.834000000</meta:creation-date>
    <dc:date>2023-04-24T18:37:02.718000000</dc:date>
    <meta:editing-duration>PT1H6M43S</meta:editing-duration>
    <meta:editing-cycles>2</meta:editing-cycles>
    <meta:generator>LibreOffice/7.5.1.2$Windows_X86_64 LibreOffice_project/fcbaee479e84c6cd81291587d2ee68cba099e129</meta:generator>
    <meta:document-statistic meta:object-count="21"/>
  </office:meta>
</office:document-meta>
</file>